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Arrowheads_20_1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stroke-dash="Fine_20_Dashed" svg:stroke-color="#729fcf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" draw:marker-end="" draw:fill="none" draw:fill-color="#ffffff" draw:textarea-vertical-align="middle"/>
    </style:style>
    <style:style style:name="gr5" style:family="graphic" style:parent-style-name="objectwithoutfill">
      <style:graphic-properties draw:marker-start="" draw:marker-end="Arrowheads_20_1" draw:fill="none" draw:fill-color="#ffffff" draw:textarea-vertical-align="middle"/>
    </style:style>
    <style:style style:name="gr6" style:family="graphic" style:parent-style-name="objectwithoutfill">
      <style:graphic-properties draw:marker-start="" draw:marker-end="Arrowheads_20_1" draw:marker-end-width="0.3cm" draw:fill="none" draw:fill-color="#ffffff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marker-start="" draw:marker-end="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1.524cm" svg:x="8.42cm" svg:y="3.254cm">
          <text:p text:style-name="P1">Message Que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1.524cm" svg:x="8.493cm" svg:y="22.812cm">
          <text:p text:style-name="P1">Message Queu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10.271cm" svg:y="7.31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out" svg:width="4.953cm" svg:height="1.016cm" svg:x="5.318cm" svg:y="8.207cm">
          <text:p text:style-name="P1">Time &lt; Deadlin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271cm" svg:y1="7.953cm" svg:x2="4.048cm" svg:y2="7.953cm">
          <text:p/>
        </draw:line>
        <draw:custom-shape draw:style-name="gr3" draw:text-style-name="P1" draw:layer="layout" svg:width="1.651cm" svg:height="1.016cm" svg:x="11.922cm" svg:y="8.207cm">
          <text:p text:style-name="P1">El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668cm" svg:y1="7.953cm" svg:x2="16.621cm" svg:y2="7.953cm">
          <text:p/>
        </draw:line>
        <draw:line draw:style-name="gr5" draw:text-style-name="P1" draw:layer="layout" svg:x1="16.621cm" svg:y1="7.953cm" svg:x2="16.621cm" svg:y2="10.493cm">
          <text:p/>
        </draw:line>
        <draw:line draw:style-name="gr6" draw:text-style-name="P1" draw:layer="layout" svg:x1="16.621cm" svg:y1="21.034cm" svg:x2="13.446cm" svg:y2="22.812cm">
          <text:p/>
        </draw:line>
        <draw:line draw:style-name="gr4" draw:text-style-name="P1" draw:layer="layout" svg:x1="11.033cm" svg:y1="7.318cm" svg:x2="11.033cm" svg:y2="4.778cm">
          <text:p/>
        </draw:line>
        <draw:custom-shape draw:style-name="gr7" draw:text-style-name="P1" draw:layer="layout" svg:width="4.953cm" svg:height="1.016cm" svg:x="8.747cm" svg:y="5.413cm">
          <text:p text:style-name="P1">[Photo, TimeTaken]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048cm" svg:y1="7.953cm" svg:x2="4.048cm" svg:y2="13.16cm">
          <text:p/>
        </draw:line>
        <draw:custom-shape draw:style-name="gr8" draw:text-style-name="P1" draw:layer="layout" svg:width="4.953cm" svg:height="1.524cm" svg:x="1.762cm" svg:y="13.16cm">
          <text:p text:style-name="P1">process_phot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953cm" svg:height="1.016cm" svg:x="8.749cm" svg:y="5.413cm">
          <text:p text:style-name="P1">[Photo, TimeTaken]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656cm" svg:height="5.08cm" svg:x="14.805cm" svg:y="10.52cm">
          <text:p text:style-name="P1">Skip </text:p>
          <text:p text:style-name="P1">External</text:p>
          <text:p text:style-name="P1">Processing</text:p>
          <text:p text:style-name="P1">U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064cm" svg:height="1.311cm" svg:x="8.866cm" svg:y="13.211cm">
          <text:p text:style-name="P1">Moni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048cm" svg:y1="11.636cm" svg:x2="10.779cm" svg:y2="11.636cm">
          <text:p/>
        </draw:line>
        <draw:line draw:style-name="gr5" draw:text-style-name="P1" draw:layer="layout" svg:x1="10.779cm" svg:y1="11.636cm" svg:x2="10.779cm" svg:y2="13.16cm">
          <text:p/>
        </draw:line>
        <draw:line draw:style-name="gr6" draw:text-style-name="P1" draw:layer="layout" svg:x1="10.906cm" svg:y1="14.557cm" svg:x2="10.906cm" svg:y2="22.812cm">
          <text:p/>
        </draw:line>
        <draw:custom-shape draw:style-name="gr7" draw:text-style-name="P1" draw:layer="layout" svg:width="4.953cm" svg:height="1.745cm" svg:x="8.647cm" svg:y="18.262cm">
          <text:p text:style-name="P1">[UNKNOWN,</text:p>
          <text:p text:style-name="P1">TimeTaken]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397cm" svg:x="3.413cm" svg:y="14.684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out" svg:width="1.397cm" svg:height="1.397cm" svg:x="10.144cm" svg:y="14.557cm">
          <text:p/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1" draw:layer="layout" svg:width="4.953cm" svg:height="1.016cm" svg:x="5.318cm" svg:y="8.207cm">
          <text:p text:style-name="P1">Time &lt; Deadli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016cm" svg:x="11.541cm" svg:y="14.811cm">
          <text:p text:style-name="P1">skipFla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94cm" svg:height="1.016cm" svg:x="4.937cm" svg:y="14.938cm">
          <text:p text:style-name="P1">! skipFlag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075cm" svg:y1="16.081cm" svg:x2="4.075cm" svg:y2="21.034cm">
          <text:p/>
        </draw:line>
        <draw:line draw:style-name="gr6" draw:text-style-name="P1" draw:layer="layout" svg:x1="4.048cm" svg:y1="21.034cm" svg:x2="8.493cm" svg:y2="22.812cm">
          <text:p/>
        </draw:line>
        <draw:custom-shape draw:style-name="gr7" draw:text-style-name="P1" draw:layer="layout" svg:width="4.953cm" svg:height="1.745cm" svg:x="1.762cm" svg:y="18.246cm">
          <text:p text:style-name="P1">[QUALITY,</text:p>
          <text:p text:style-name="P1">TimeTaken]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621cm" svg:y1="15.573cm" svg:x2="16.621cm" svg:y2="21.034cm">
          <text:p/>
        </draw:line>
        <draw:custom-shape draw:style-name="gr7" draw:text-style-name="P1" draw:layer="layout" svg:width="4.953cm" svg:height="1.745cm" svg:x="14.235cm" svg:y="18.195cm">
          <text:p text:style-name="P1">[UNKNOWN,</text:p>
          <text:p text:style-name="P1">TimeTaken]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08:33:08.884045807</meta:creation-date>
    <dc:date>2016-03-08T09:53:10.001525263</dc:date>
    <meta:editing-duration>PT3M38S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